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6.563cm"/>
    </style:style>
    <style:style style:name="co29" style:family="table-column">
      <style:table-column-properties fo:break-before="auto" style:column-width="7.916cm"/>
    </style:style>
    <style:style style:name="co30" style:family="table-column">
      <style:table-column-properties fo:break-before="auto" style:column-width="12.09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6.05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0.445cm"/>
    </style:style>
    <style:style style:name="co35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6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5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VR</text:p>
          </table:table-cell>
          <table:table-cell table:style-name="ce37" office:value-type="string" calcext:value-type="string">
            <text:p>On-Line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4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style-name="ce23" office:value-type="string" calcext:value-type="string">
            <text:p>dummy</text:p>
          </table:table-cell>
          <table:table-cell table:style-name="ce54" table:number-columns-repeated="2"/>
          <table:table-cell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54" table:number-columns-repeated="2"/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54" table:number-columns-repeated="2"/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54" table:number-columns-repeated="2"/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54" table:number-columns-repeated="2"/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54" table:number-columns-repeated="2"/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GranAge</text:p>
          </table:table-cell>
          <table:table-cell table:style-name="ce62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PICTOLOG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ICTOLOG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MiBAKO - Mythology of Cube -</text:p>
          </table:table-cell>
          <table:table-cell table:style-name="ce62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맵크래프트×퍼즐×배틀×RPG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54" table:number-columns-repeated="2"/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61" table:number-columns-repeated="2"/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54" table:number-columns-repeated="2"/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61" table:number-columns-repeated="2"/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61" table:number-columns-repeated="2"/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61" table:number-columns-repeated="2"/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54" table:number-columns-repeated="2"/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61" table:number-columns-repeated="2"/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61" table:number-columns-repeated="2"/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54" table:number-columns-repeated="2"/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61" table:number-columns-repeated="2"/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54" table:number-columns-repeated="2"/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54" table:number-columns-repeated="2"/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54" table:number-columns-repeated="2"/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54" table:number-columns-repeated="2"/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61" table:number-columns-repeated="2"/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61" table:number-columns-repeated="2"/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54" table:number-columns-repeated="2"/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54" table:number-columns-repeated="2"/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61" table:number-columns-repeated="2"/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54" table:number-columns-repeated="2"/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54" table:number-columns-repeated="2"/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54" table:number-columns-repeated="2"/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54" table:number-columns-repeated="2"/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61" table:number-columns-repeated="2"/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2">
            <calcext:condition calcext:apply-style-name="Error" calcext:value="duplicate" calcext:base-cell-address="list.B3"/>
          </calcext:conditional-format>
          <calcext:conditional-format calcext:target-range-address="list.C3:list.C332">
            <calcext:condition calcext:apply-style-name="Error" calcext:value="duplicate" calcext:base-cell-address="list.C3"/>
          </calcext:conditional-format>
          <calcext:conditional-format calcext:target-range-address="list.A3:list.A332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4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4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4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4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4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4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4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04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4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4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4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4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4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4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4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4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4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04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4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4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4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4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104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4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4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4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4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04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4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4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4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4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4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104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04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4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04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4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4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4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4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4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104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4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04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4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04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4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4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4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4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4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4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4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4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4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104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4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4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4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4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4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4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4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4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04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4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4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4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4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4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04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4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4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4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4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04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4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4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4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4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4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4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66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4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4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1:list.C312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09:59:24.2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9T10:22:04.758000000</dc:date>
    <meta:editing-duration>P3DT4H40M36S</meta:editing-duration>
    <meta:editing-cycles>1254</meta:editing-cycles>
    <meta:document-statistic meta:table-count="4" meta:cell-count="39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